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5035in" table:align="left"/>
    </style:style>
    <style:style style:name="Table1.A" style:family="table-column">
      <style:table-column-properties style:column-width="0.9889in"/>
    </style:style>
    <style:style style:name="Table1.B" style:family="table-column">
      <style:table-column-properties style:column-width="0.6347in"/>
    </style:style>
    <style:style style:name="Table1.C" style:family="table-column">
      <style:table-column-properties style:column-width="0.816in"/>
    </style:style>
    <style:style style:name="Table1.D" style:family="table-column">
      <style:table-column-properties style:column-width="0.7465in"/>
    </style:style>
    <style:style style:name="Table1.E" style:family="table-column">
      <style:table-column-properties style:column-width="0.7549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2" style:family="table-cell">
      <style:table-cell-properties style:vertical-align="middle"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P1" style:family="paragraph" style:parent-style-name="Table_20_Contents">
      <style:text-properties fo:font-size="14pt" fo:font-weight="bold" officeooo:rsid="00177d92" officeooo:paragraph-rsid="00177d92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4pt" fo:font-weight="bold" officeooo:rsid="00177d92" officeooo:paragraph-rsid="00177d92" style:font-size-asian="14pt" style:font-weight-asian="bold" style:font-size-complex="14pt" style:font-weight-complex="bold"/>
    </style:style>
    <style:style style:name="P3" style:family="paragraph" style:parent-style-name="Table_20_Contents">
      <style:text-properties fo:font-size="14pt" fo:font-weight="bold" officeooo:rsid="001820a8" officeooo:paragraph-rsid="001820a8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4pt" fo:font-weight="bold" officeooo:rsid="001820a8" officeooo:paragraph-rsid="001820a8" style:font-size-asian="14pt" style:font-weight-asian="bold" style:font-size-complex="14pt" style:font-weight-complex="bold"/>
    </style:style>
    <style:style style:name="P5" style:family="paragraph" style:parent-style-name="Table_20_Contents">
      <style:text-properties fo:font-size="14pt" fo:font-weight="bold" officeooo:rsid="001820a8" officeooo:paragraph-rsid="0033c02b" style:font-size-asian="14pt" style:font-weight-asian="bold" style:font-size-complex="14pt" style:font-weight-complex="bold"/>
    </style:style>
    <style:style style:name="P6" style:family="paragraph" style:parent-style-name="Table_20_Contents">
      <style:text-properties fo:font-size="14pt" fo:font-weight="bold" officeooo:rsid="00186b44" officeooo:paragraph-rsid="00186b44" style:font-size-asian="14pt" style:font-weight-asian="bold" style:font-size-complex="14pt" style:font-weight-complex="bold"/>
    </style:style>
    <style:style style:name="P7" style:family="paragraph" style:parent-style-name="Table_20_Contents">
      <style:text-properties fo:font-size="14pt" fo:font-weight="bold" officeooo:rsid="00198bb0" officeooo:paragraph-rsid="00198bb0" style:font-size-asian="14pt" style:font-weight-asian="bold" style:font-size-complex="14pt" style:font-weight-complex="bold"/>
    </style:style>
    <style:style style:name="P8" style:family="paragraph" style:parent-style-name="Table_20_Contents">
      <style:text-properties fo:font-size="14pt" fo:font-weight="bold" officeooo:rsid="001b3d14" officeooo:paragraph-rsid="001b3d14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4pt" officeooo:rsid="001820a8" officeooo:paragraph-rsid="002fc3d8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4pt" officeooo:rsid="001820a8" officeooo:paragraph-rsid="003038bf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size="14pt" officeooo:rsid="001db059" officeooo:paragraph-rsid="002fc3d8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fo:font-size="14pt" officeooo:rsid="00198bb0" officeooo:paragraph-rsid="002c774d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fo:font-size="14pt" officeooo:rsid="0027586d" officeooo:paragraph-rsid="0027586d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fo:font-size="14pt" officeooo:rsid="0027586d" officeooo:paragraph-rsid="003038bf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fo:font-size="14pt" fo:font-style="italic" officeooo:rsid="001820a8" officeooo:paragraph-rsid="002fc3d8" style:font-size-asian="14pt" style:font-style-asian="italic" style:font-size-complex="14pt" style:font-style-complex="italic"/>
    </style:style>
    <style:style style:name="P16" style:family="paragraph" style:parent-style-name="Table_20_Contents">
      <style:paragraph-properties fo:text-align="center" style:justify-single-word="false"/>
      <style:text-properties fo:font-size="14pt" fo:font-style="italic" officeooo:rsid="001820a8" officeooo:paragraph-rsid="003038bf" style:font-size-asian="14pt" style:font-style-asian="italic" style:font-size-complex="14pt" style:font-style-complex="italic"/>
    </style:style>
    <style:style style:name="P17" style:family="paragraph" style:parent-style-name="Table_20_Contents">
      <style:paragraph-properties fo:text-align="center" style:justify-single-word="false"/>
      <style:text-properties fo:font-size="14pt" fo:font-style="italic" officeooo:rsid="00177d92" officeooo:paragraph-rsid="00177d92" style:font-size-asian="14pt" style:font-style-asian="italic" style:font-size-complex="14pt" style:font-style-complex="italic"/>
    </style:style>
    <style:style style:name="P18" style:family="paragraph" style:parent-style-name="Table_20_Contents">
      <style:paragraph-properties fo:text-align="center" style:justify-single-word="false"/>
      <style:text-properties style:font-name="OpenSymbol" fo:font-size="20pt" fo:font-weight="bold" officeooo:rsid="002c774d" officeooo:paragraph-rsid="002cee32" style:font-name-asian="OpenSymbol" style:font-size-asian="20pt" style:font-weight-asian="bold" style:font-name-complex="OpenSymbol" style:font-size-complex="2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OpenSymbol" fo:font-size="20pt" fo:font-weight="bold" officeooo:rsid="002c774d" officeooo:paragraph-rsid="001820a8" style:font-name-asian="OpenSymbol" style:font-size-asian="20pt" style:font-weight-asian="bold" style:font-name-complex="OpenSymbol" style:font-size-complex="2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OpenSymbol" fo:font-size="20pt" fo:font-weight="bold" officeooo:rsid="002c774d" officeooo:paragraph-rsid="002c774d" style:font-name-asian="OpenSymbol" style:font-size-asian="20pt" style:font-weight-asian="bold" style:font-name-complex="OpenSymbol" style:font-size-complex="2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OpenSymbol" fo:font-size="20pt" fo:font-style="italic" fo:font-weight="bold" officeooo:rsid="002b9ee8" officeooo:paragraph-rsid="00317f9b" style:font-name-asian="OpenSymbol" style:font-size-asian="20pt" style:font-style-asian="italic" style:font-weight-asian="bold" style:font-name-complex="OpenSymbol" style:font-size-complex="20pt" style:font-style-complex="italic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OpenSymbol" fo:font-size="20pt" fo:font-style="italic" fo:font-weight="bold" officeooo:rsid="002b9ee8" officeooo:paragraph-rsid="003038bf" style:font-name-asian="OpenSymbol" style:font-size-asian="20pt" style:font-style-asian="italic" style:font-weight-asian="bold" style:font-name-complex="OpenSymbol" style:font-size-complex="20pt" style:font-style-complex="italic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OpenSymbol" fo:font-size="20pt" fo:font-style="italic" fo:font-weight="bold" officeooo:rsid="002b9ee8" officeooo:paragraph-rsid="002b9ee8" style:font-name-asian="OpenSymbol" style:font-size-asian="20pt" style:font-style-asian="italic" style:font-weight-asian="bold" style:font-name-complex="OpenSymbol" style:font-size-complex="20pt" style:font-style-complex="italic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OpenSymbol" fo:font-size="20pt" fo:font-style="italic" fo:font-weight="bold" officeooo:rsid="002b9ee8" officeooo:paragraph-rsid="002c774d" style:font-name-asian="OpenSymbol" style:font-size-asian="20pt" style:font-style-asian="italic" style:font-weight-asian="bold" style:font-name-complex="OpenSymbol" style:font-size-complex="20pt" style:font-style-complex="italic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OpenSymbol" fo:font-size="20pt" fo:font-style="italic" fo:font-weight="bold" officeooo:rsid="002b9ee8" officeooo:paragraph-rsid="002fc3d8" style:font-name-asian="OpenSymbol" style:font-size-asian="20pt" style:font-style-asian="italic" style:font-weight-asian="bold" style:font-name-complex="OpenSymbol" style:font-size-complex="20pt" style:font-style-complex="italic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OpenSymbol" fo:font-size="20pt" fo:font-style="italic" fo:font-weight="bold" officeooo:rsid="002b9ee8" officeooo:paragraph-rsid="002e3ffd" style:font-name-asian="OpenSymbol" style:font-size-asian="20pt" style:font-style-asian="italic" style:font-weight-asian="bold" style:font-name-complex="OpenSymbol" style:font-size-complex="20pt" style:font-style-complex="italic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4pt" officeooo:rsid="00177d92" officeooo:paragraph-rsid="0035919a" style:font-size-asian="14pt" style:font-size-complex="14pt"/>
    </style:style>
    <style:style style:name="T1" style:family="text">
      <style:text-properties officeooo:rsid="001820a8"/>
    </style:style>
    <style:style style:name="T2" style:family="text">
      <style:text-properties officeooo:rsid="001db059"/>
    </style:style>
    <style:style style:name="T3" style:family="text">
      <style:text-properties officeooo:rsid="0023de8c"/>
    </style:style>
    <style:style style:name="T4" style:family="text">
      <style:text-properties officeooo:rsid="00250b47"/>
    </style:style>
    <style:style style:name="T5" style:family="text">
      <style:text-properties officeooo:rsid="00268c06"/>
    </style:style>
    <style:style style:name="T6" style:family="text">
      <style:text-properties officeooo:rsid="0026fce7"/>
    </style:style>
    <style:style style:name="T7" style:family="text">
      <style:text-properties officeooo:rsid="0027586d"/>
    </style:style>
    <style:style style:name="T8" style:family="text">
      <style:text-properties officeooo:rsid="002798fe"/>
    </style:style>
    <style:style style:name="T9" style:family="text">
      <style:text-properties officeooo:rsid="002908f4"/>
    </style:style>
    <style:style style:name="T10" style:family="text">
      <style:text-properties style:font-name="OpenSymbol" fo:font-style="italic" fo:font-weight="bold" officeooo:rsid="002b9ee8" style:font-name-asian="OpenSymbol" style:font-style-asian="italic" style:font-weight-asian="bold" style:font-name-complex="OpenSymbol" style:font-style-complex="italic" style:font-weight-complex="bold"/>
    </style:style>
    <style:style style:name="T11" style:family="text">
      <style:text-properties style:font-name="OpenSymbol" fo:font-size="20pt" fo:font-style="italic" fo:font-weight="bold" officeooo:rsid="002b9ee8" style:font-name-asian="OpenSymbol" style:font-size-asian="20pt" style:font-style-asian="italic" style:font-weight-asian="bold" style:font-name-complex="OpenSymbol" style:font-size-complex="20pt" style:font-style-complex="italic" style:font-weight-complex="bold"/>
    </style:style>
    <style:style style:name="T12" style:family="text">
      <style:text-properties style:font-name="Liberation Serif1" fo:font-style="normal" fo:font-weight="normal" officeooo:rsid="002b9ee8" style:font-name-asian="OpenSymbol" style:font-style-asian="normal" style:font-weight-asian="normal" style:font-name-complex="OpenSymbol" style:font-style-complex="normal" style:font-weight-complex="normal"/>
    </style:style>
    <style:style style:name="T13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style:font-name="Liberation Serif1" fo:font-style="normal" fo:font-weight="normal" officeooo:rsid="002a2848" style:font-style-asian="normal" style:font-weight-asian="normal" style:font-style-complex="normal" style:font-weight-complex="normal"/>
    </style:style>
    <style:style style:name="T15" style:family="text">
      <style:text-properties style:font-name="Liberation Serif1" fo:font-style="normal" fo:font-weight="normal" officeooo:rsid="002b9ee8" style:font-style-asian="normal" style:font-weight-asian="normal" style:font-style-complex="normal" style:font-weight-complex="normal"/>
    </style:style>
    <style:style style:name="T16" style:family="text">
      <style:text-properties officeooo:rsid="0033c02b"/>
    </style:style>
    <style:style style:name="T17" style:family="text">
      <style:text-properties officeooo:rsid="00365a8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C"/>
        <table:table-row>
          <table:table-cell table:style-name="Table1.A1" office:value-type="string">
            <text:p text:style-name="P1">Feature</text:p>
          </table:table-cell>
          <table:table-cell table:style-name="Table1.A1" office:value-type="string">
            <text:p text:style-name="P2">GLib<text:span text:style-name="T4">-</text:span>C</text:p>
          </table:table-cell>
          <table:table-cell table:style-name="Table1.A1" office:value-type="string">
            <text:p text:style-name="P2">Open<text:span text:style-name="T4">-</text:span>BSD</text:p>
          </table:table-cell>
          <table:table-cell table:style-name="Table1.A1" office:value-type="string">
            <text:p text:style-name="P2">Die<text:span text:style-name="T3">-</text:span>Harder</text:p>
          </table:table-cell>
          <table:table-cell table:style-name="Table1.A1" office:value-type="string">
            <text:p text:style-name="P4">Free<text:span text:style-name="T3">-</text:span>Guard</text:p>
          </table:table-cell>
          <table:table-cell table:style-name="Table1.A1" office:value-type="string">
            <text:p text:style-name="P4">Guar<text:span text:style-name="T8">-</text:span>der</text:p>
          </table:table-cell>
          <table:table-cell table:style-name="Table1.G1" office:value-type="string">
            <text:p text:style-name="P2">Slim<text:span text:style-name="T3">-</text:span>Guard</text:p>
          </table:table-cell>
        </table:table-row>
        <table:table-row>
          <table:table-cell table:style-name="Table1.A5" office:value-type="string">
            <text:p text:style-name="P1">Canary</text:p>
          </table:table-cell>
          <table:table-cell table:style-name="Table1.B2" office:value-type="string">
            <text:p text:style-name="P27"><text:span text:style-name="T11"></text:span></text:p>
            <text:p text:style-name="P27"><text:span text:style-name="T6">S</text:span>tatic</text:p>
          </table:table-cell>
          <table:table-cell table:style-name="Table1.C5" office:value-type="string">
            <text:p text:style-name="P27"><text:span text:style-name="T11"></text:span></text:p>
            <text:p text:style-name="P27">Static <text:span text:style-name="T1">(weak)</text:span></text:p>
          </table:table-cell>
          <table:table-cell table:style-name="Table1.D2" office:value-type="string">
            <text:p text:style-name="P18"></text:p>
          </table:table-cell>
          <table:table-cell table:style-name="Table1.E5" office:value-type="string">
            <text:p text:style-name="P27"><text:span text:style-name="T11"></text:span></text:p>
            <text:p text:style-name="P27"><text:span text:style-name="T6">S</text:span>tatic</text:p>
          </table:table-cell>
          <table:table-cell table:style-name="Table1.F2" office:value-type="string">
            <text:p text:style-name="P27"><text:span text:style-name="T11"></text:span></text:p>
            <text:p text:style-name="P27"><text:span text:style-name="T6">S</text:span>tatic</text:p>
          </table:table-cell>
          <table:table-cell table:style-name="Table1.G2" office:value-type="string">
            <text:p text:style-name="P17"><text:span text:style-name="T6">D</text:span>y<text:span text:style-name="T6">-</text:span>namic</text:p>
          </table:table-cell>
        </table:table-row>
        <table:table-row>
          <table:table-cell table:style-name="Table1.A5" office:value-type="string">
            <text:p text:style-name="P5"><text:span text:style-name="T16">Rand. alloc. e</text:span>ntropy</text:p>
          </table:table-cell>
          <table:table-cell table:style-name="Table1.B3" office:value-type="string">
            <text:p text:style-name="P19"></text:p>
          </table:table-cell>
          <table:table-cell table:style-name="Table1.C5" office:value-type="string">
            <text:p text:style-name="P21"></text:p>
            <text:p text:style-name="P10">Unstable</text:p>
          </table:table-cell>
          <table:table-cell table:style-name="Table1.D3" office:value-type="string">
            <text:p text:style-name="P10"><text:span text:style-name="T11"> </text:span>Un<text:span text:style-name="T7">-</text:span>stable</text:p>
          </table:table-cell>
          <table:table-cell table:style-name="Table1.E5" office:value-type="string">
            <text:p text:style-name="P22"></text:p>
            <text:p text:style-name="P14">Low</text:p>
            <text:p text:style-name="P13">(2 bits)</text:p>
          </table:table-cell>
          <table:table-cell table:style-name="Table1.F3" office:value-type="string">
            <text:p text:style-name="P22"></text:p>
            <text:p text:style-name="P16">Stable high</text:p>
          </table:table-cell>
          <table:table-cell table:style-name="Table1.G2" office:value-type="string">
            <text:p text:style-name="P22"></text:p>
            <text:p text:style-name="P16">Stable high</text:p>
          </table:table-cell>
        </table:table-row>
        <table:table-row>
          <table:table-cell table:style-name="Table1.A5" office:value-type="string">
            <text:p text:style-name="P6">Over-provision<text:span text:style-name="T5">-n</text:span>ing</text:p>
          </table:table-cell>
          <table:table-cell table:style-name="Table1.B4" office:value-type="string">
            <text:p text:style-name="P20"></text:p>
          </table:table-cell>
          <table:table-cell table:style-name="Table1.C5" office:value-type="string">
            <text:p text:style-name="P20"></text:p>
          </table:table-cell>
          <table:table-cell table:style-name="Table1.D4" office:value-type="string">
            <text:p text:style-name="P23"></text:p>
          </table:table-cell>
          <table:table-cell table:style-name="Table1.E5" office:value-type="string">
            <text:p text:style-name="P20"></text:p>
          </table:table-cell>
          <table:table-cell table:style-name="Table1.F4" office:value-type="string">
            <text:p text:style-name="P24"></text:p>
          </table:table-cell>
          <table:table-cell table:style-name="Table1.G2" office:value-type="string">
            <text:p text:style-name="P24"></text:p>
          </table:table-cell>
        </table:table-row>
        <table:table-row>
          <table:table-cell table:style-name="Table1.A5" office:value-type="string">
            <text:p text:style-name="P3">Guard pages</text:p>
          </table:table-cell>
          <table:table-cell table:style-name="Table1.B5" office:value-type="string">
            <text:p text:style-name="P20"></text:p>
          </table:table-cell>
          <table:table-cell table:style-name="Table1.C5" office:value-type="string">
            <text:p text:style-name="P25"></text:p>
            <text:p text:style-name="P11">On-demand (slow)</text:p>
          </table:table-cell>
          <table:table-cell table:style-name="Table1.D5" office:value-type="string">
            <text:p text:style-name="P25"></text:p>
            <text:p text:style-name="P9"><text:span text:style-name="T8">W</text:span>eak</text:p>
          </table:table-cell>
          <table:table-cell table:style-name="Table1.E5" office:value-type="string">
            <text:p text:style-name="P25"></text:p>
            <text:p text:style-name="P9"><text:span text:style-name="T8">S</text:span>tatic</text:p>
          </table:table-cell>
          <table:table-cell table:style-name="Table1.F5" office:value-type="string">
            <text:p text:style-name="P25"></text:p>
            <text:p text:style-name="P9"><text:span text:style-name="T8">S</text:span>tatic<text:span text:style-name="T17">+<text:line-break/>on-demand</text:span></text:p>
          </table:table-cell>
          <table:table-cell table:style-name="Table1.G2" office:value-type="string">
            <text:p text:style-name="P25"></text:p>
            <text:p text:style-name="P15">On-demand <text:span text:style-name="T2">(fast)</text:span></text:p>
          </table:table-cell>
        </table:table-row>
        <table:table-row>
          <table:table-cell table:style-name="Table1.A6" office:value-type="string">
            <text:p text:style-name="P1">Segrega<text:span text:style-name="T9">-</text:span>ted metadata</text:p>
          </table:table-cell>
          <table:table-cell table:style-name="Table1.B6" office:value-type="string">
            <text:p text:style-name="P20"></text:p>
          </table:table-cell>
          <table:table-cell table:style-name="Table1.C6" office:value-type="string">
            <text:p text:style-name="P24"></text:p>
          </table:table-cell>
          <table:table-cell table:style-name="Table1.D6" office:value-type="string">
            <text:p text:style-name="P24"></text:p>
          </table:table-cell>
          <table:table-cell table:style-name="Table1.E6" office:value-type="string">
            <text:p text:style-name="P24"></text:p>
          </table:table-cell>
          <table:table-cell table:style-name="Table1.F6" office:value-type="string">
            <text:p text:style-name="P24"></text:p>
          </table:table-cell>
          <table:table-cell table:style-name="Table1.G2" office:value-type="string">
            <text:p text:style-name="P24"></text:p>
          </table:table-cell>
        </table:table-row>
        <table:table-row>
          <table:table-cell table:style-name="Table1.A7" office:value-type="string">
            <text:p text:style-name="P7">Double &amp; invalid free detection</text:p>
          </table:table-cell>
          <table:table-cell table:style-name="Table1.B7" office:value-type="string">
            <text:p text:style-name="P24"></text:p>
          </table:table-cell>
          <table:table-cell table:style-name="Table1.C7" office:value-type="string">
            <text:p text:style-name="P12"><text:span text:style-name="T11"></text:span><text:span text:style-name="T10"> </text:span><text:span text:style-name="T12">(</text:span><text:span text:style-name="T14">W</text:span><text:span text:style-name="T13">eak</text:span><text:span text:style-name="T15">)</text:span></text:p>
          </table:table-cell>
          <table:table-cell table:style-name="Table1.D7" office:value-type="string">
            <text:p text:style-name="P20"></text:p>
          </table:table-cell>
          <table:table-cell table:style-name="Table1.E7" office:value-type="string">
            <text:p text:style-name="P24"></text:p>
          </table:table-cell>
          <table:table-cell table:style-name="Table1.F7" office:value-type="string">
            <text:p text:style-name="P24"></text:p>
          </table:table-cell>
          <table:table-cell table:style-name="Table1.G2" office:value-type="string">
            <text:p text:style-name="P24"></text:p>
          </table:table-cell>
        </table:table-row>
        <table:table-row>
          <table:table-cell table:style-name="Table1.A8" office:value-type="string">
            <text:p text:style-name="P8">Delayed memory reuse</text:p>
          </table:table-cell>
          <table:table-cell table:style-name="Table1.B8" office:value-type="string">
            <text:p text:style-name="P20"></text:p>
          </table:table-cell>
          <table:table-cell table:style-name="Table1.C8" office:value-type="string">
            <text:p text:style-name="P26"></text:p>
          </table:table-cell>
          <table:table-cell table:style-name="Table1.D8" office:value-type="string">
            <text:p text:style-name="P26"></text:p>
          </table:table-cell>
          <table:table-cell table:style-name="Table1.E8" office:value-type="string">
            <text:p text:style-name="P26"></text:p>
          </table:table-cell>
          <table:table-cell table:style-name="Table1.F8" office:value-type="string">
            <text:p text:style-name="P26"></text:p>
          </table:table-cell>
          <table:table-cell table:style-name="Table1.G2" office:value-type="string">
            <text:p text:style-name="P26">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09:15:45.672277977</meta:creation-date>
    <dc:date>2019-02-22T16:54:15.361009964</dc:date>
    <meta:editing-duration>PT44M27S</meta:editing-duration>
    <meta:editing-cycles>33</meta:editing-cycles>
    <meta:generator>LibreOffice/5.2.7.2$Linux_X86_64 LibreOffice_project/20m0$Build-2</meta:generator>
    <meta:document-statistic meta:table-count="1" meta:image-count="0" meta:object-count="0" meta:page-count="1" meta:paragraph-count="70" meta:word-count="89" meta:character-count="383" meta:non-whitespace-character-count="364"/>
  </office:meta>
</office:document-meta>
</file>